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.690246" calcext:value-type="float">
            <text:p>-9.69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8.18224" calcext:value-type="float">
            <text:p>-1.82E+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5.62017" calcext:value-type="float">
            <text:p>-2.56E+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2.32801" calcext:value-type="float">
            <text:p>-3.23E+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8.45856" calcext:value-type="float">
            <text:p>-3.85E+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3.97111" calcext:value-type="float">
            <text:p>-4.40E+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48.98751" calcext:value-type="float">
            <text:p>-4.90E+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53.79515" calcext:value-type="float">
            <text:p>-5.38E+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8.08463" calcext:value-type="float">
            <text:p>-5.81E+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1.60488" calcext:value-type="float">
            <text:p>-6.16E+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18647" calcext:value-type="float">
            <text:p>-6.52E+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7.90322" calcext:value-type="float">
            <text:p>-6.79E+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0.61817" calcext:value-type="float">
            <text:p>-7.06E+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73.27279" calcext:value-type="float">
            <text:p>-7.33E+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75.92419" calcext:value-type="float">
            <text:p>-7.59E+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78.27009" calcext:value-type="float">
            <text:p>-7.83E+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80.64131" calcext:value-type="float">
            <text:p>-8.06E+0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82.58069" calcext:value-type="float">
            <text:p>-8.26E+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84.45577" calcext:value-type="float">
            <text:p>-8.45E+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85.97208" calcext:value-type="float">
            <text:p>-8.60E+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87.35785" calcext:value-type="float">
            <text:p>-8.74E+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88.70983" calcext:value-type="float">
            <text:p>-8.87E+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90.13629" calcext:value-type="float">
            <text:p>-9.01E+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91.63289" calcext:value-type="float">
            <text:p>-9.16E+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92.98815" calcext:value-type="float">
            <text:p>-9.30E+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94.31482" calcext:value-type="float">
            <text:p>-9.43E+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95.36733" calcext:value-type="float">
            <text:p>-9.54E+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96.38907" calcext:value-type="float">
            <text:p>-9.64E+0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97.29172" calcext:value-type="float">
            <text:p>-9.73E+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97.98917" calcext:value-type="float">
            <text:p>-9.80E+0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98.5845" calcext:value-type="float">
            <text:p>-9.86E+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99.37943" calcext:value-type="float">
            <text:p>-9.94E+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00.2149" calcext:value-type="float">
            <text:p>-1.00E+0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01.4254" calcext:value-type="float">
            <text:p>-1.01E+0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02.1243" calcext:value-type="float">
            <text:p>-1.02E+0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02.9813" calcext:value-type="float">
            <text:p>-1.03E+0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03.4802" calcext:value-type="float">
            <text:p>-1.03E+0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03.8981" calcext:value-type="float">
            <text:p>-1.04E+0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04.4467" calcext:value-type="float">
            <text:p>-1.04E+0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04.6711" calcext:value-type="float">
            <text:p>-1.05E+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05.2071" calcext:value-type="float">
            <text:p>-1.05E+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05.719" calcext:value-type="float">
            <text:p>-1.06E+0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06.5719" calcext:value-type="float">
            <text:p>-1.07E+0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06.9964" calcext:value-type="float">
            <text:p>-1.07E+0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07.8858" calcext:value-type="float">
            <text:p>-1.08E+0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07.9412" calcext:value-type="float">
            <text:p>-1.08E+0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08.3603" calcext:value-type="float">
            <text:p>-1.08E+0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08.573" calcext:value-type="float">
            <text:p>-1.09E+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08.7348" calcext:value-type="float">
            <text:p>-1.09E+0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09.067" calcext:value-type="float">
            <text:p>-1.09E+0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09.6603" calcext:value-type="float">
            <text:p>-1.10E+0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10.096" calcext:value-type="float">
            <text:p>-1.10E+0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10.6782" calcext:value-type="float">
            <text:p>-1.11E+0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11.0047" calcext:value-type="float">
            <text:p>-1.11E+0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11.2398" calcext:value-type="float">
            <text:p>-1.11E+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11.3222" calcext:value-type="float">
            <text:p>-1.11E+0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11.2843" calcext:value-type="float">
            <text:p>-1.11E+0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11.4618" calcext:value-type="float">
            <text:p>-1.11E+0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11.7222" calcext:value-type="float">
            <text:p>-1.12E+0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12.0086" calcext:value-type="float">
            <text:p>-1.12E+0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12.6411" calcext:value-type="float">
            <text:p>-1.13E+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13.1025" calcext:value-type="float">
            <text:p>-1.13E+0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13.3495" calcext:value-type="float">
            <text:p>-1.13E+0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13.3832" calcext:value-type="float">
            <text:p>-1.13E+0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13.5469" calcext:value-type="float">
            <text:p>-1.14E+0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13.5006" calcext:value-type="float">
            <text:p>-1.14E+0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13.5915" calcext:value-type="float">
            <text:p>-1.14E+0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13.6408" calcext:value-type="float">
            <text:p>-1.14E+0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13.9991" calcext:value-type="float">
            <text:p>-1.14E+0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14.399" calcext:value-type="float">
            <text:p>-1.14E+0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14.6334" calcext:value-type="float">
            <text:p>-1.15E+0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14.9329" calcext:value-type="float">
            <text:p>-1.15E+0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14.9857" calcext:value-type="float">
            <text:p>-1.15E+0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14.9388" calcext:value-type="float">
            <text:p>-1.15E+0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14.9033" calcext:value-type="float">
            <text:p>-1.15E+0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15.0285" calcext:value-type="float">
            <text:p>-1.15E+0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15.2944" calcext:value-type="float">
            <text:p>-1.15E+0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115.4342" calcext:value-type="float">
            <text:p>-1.15E+0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15.7544" calcext:value-type="float">
            <text:p>-1.16E+0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116.2085" calcext:value-type="float">
            <text:p>-1.16E+0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16.298" calcext:value-type="float">
            <text:p>-1.16E+0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116.4088" calcext:value-type="float">
            <text:p>-1.16E+0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16.3285" calcext:value-type="float">
            <text:p>-1.16E+0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116.2104" calcext:value-type="float">
            <text:p>-1.16E+0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116.1824" calcext:value-type="float">
            <text:p>-1.16E+0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16.3484" calcext:value-type="float">
            <text:p>-1.16E+0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116.6291" calcext:value-type="float">
            <text:p>-1.17E+0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16.9187" calcext:value-type="float">
            <text:p>-1.17E+0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17.3055" calcext:value-type="float">
            <text:p>-1.17E+0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17.4215" calcext:value-type="float">
            <text:p>-1.17E+0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17.2783" calcext:value-type="float">
            <text:p>-1.17E+0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17.323" calcext:value-type="float">
            <text:p>-1.17E+0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17.2256" calcext:value-type="float">
            <text:p>-1.17E+0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117.1421" calcext:value-type="float">
            <text:p>-1.17E+0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17.2476" calcext:value-type="float">
            <text:p>-1.17E+0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17.6387" calcext:value-type="float">
            <text:p>-1.18E+0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17.806" calcext:value-type="float">
            <text:p>-1.18E+0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117.8928" calcext:value-type="float">
            <text:p>-1.18E+02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18.2298" calcext:value-type="float">
            <text:p>-1.18E+0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118.2317" calcext:value-type="float">
            <text:p>-1.18E+0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18.1019" calcext:value-type="float">
            <text:p>-1.18E+0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118.006" calcext:value-type="float">
            <text:p>-1.18E+0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117.8669" calcext:value-type="float">
            <text:p>-1.18E+02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18.0124" calcext:value-type="float">
            <text:p>-1.18E+0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18.2476" calcext:value-type="float">
            <text:p>-1.18E+0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18.4576" calcext:value-type="float">
            <text:p>-1.18E+0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18.7098" calcext:value-type="float">
            <text:p>-1.19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32:21.528870414</meta:creation-date>
    <dc:date>2017-05-30T17:32:50.254096202</dc:date>
    <meta:editing-duration>PT29S</meta:editing-duration>
    <meta:editing-cycles>2</meta:editing-cycles>
    <meta:generator>LibreOffice/5.3.1.2$Linux_X86_64 LibreOffice_project/30m0$Build-2</meta:generator>
    <meta:document-statistic meta:table-count="1" meta:cell-count="214" meta:object-count="0"/>
  </office:meta>
</office:document-meta>
</file>